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3.122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1.693cm"/>
    </style:style>
    <style:style style:name="Table1.E" style:family="table-column">
      <style:table-column-properties style:column-width="6.6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6cm" fo:margin-left="0.116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604cm"/>
    </style:style>
    <style:style style:name="Table2.D" style:family="table-column">
      <style:table-column-properties style:column-width="6.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2.168cm"/>
    </style:style>
    <style:style style:name="Table3.C" style:family="table-column">
      <style:table-column-properties style:column-width="2.487cm"/>
    </style:style>
    <style:style style:name="Table3.D" style:family="table-column">
      <style:table-column-properties style:column-width="1.72cm"/>
    </style:style>
    <style:style style:name="Table3.E" style:family="table-column">
      <style:table-column-properties style:column-width="3.096cm"/>
    </style:style>
    <style:style style:name="Table3.F" style:family="table-column">
      <style:table-column-properties style:column-width="4.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2" style:family="table-row">
      <style:table-row-properties style:min-row-height="1.027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111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196cm"/>
    </style:style>
    <style:style style:name="Table4.C" style:family="table-column">
      <style:table-column-properties style:column-width="2.408cm"/>
    </style:style>
    <style:style style:name="Table4.D" style:family="table-column">
      <style:table-column-properties style:column-width="1.799cm"/>
    </style:style>
    <style:style style:name="Table4.E" style:family="table-column">
      <style:table-column-properties style:column-width="7.8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2" style:family="table-row">
      <style:table-row-properties style:min-row-height="1.117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191cm"/>
    </style:style>
    <style:style style:name="Table4.4" style:family="table-row">
      <style:table-row-properties style:min-row-height="0.175cm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33cm"/>
    </style:style>
    <style:style style:name="Table5.B" style:family="table-column">
      <style:table-column-properties style:column-width="2.168cm"/>
    </style:style>
    <style:style style:name="Table5.C" style:family="table-column">
      <style:table-column-properties style:column-width="2.487cm"/>
    </style:style>
    <style:style style:name="Table5.D" style:family="table-column">
      <style:table-column-properties style:column-width="1.72cm"/>
    </style:style>
    <style:style style:name="Table5.E" style:family="table-column">
      <style:table-column-properties style:column-width="3.096cm"/>
    </style:style>
    <style:style style:name="Table5.F" style:family="table-column">
      <style:table-column-properties style:column-width="4.7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8c03" officeooo:paragraph-rsid="00158c03"/>
    </style:style>
    <style:style style:name="P2" style:family="paragraph" style:parent-style-name="Standard">
      <style:paragraph-properties fo:text-align="start" style:justify-single-word="false"/>
      <style:text-properties officeooo:rsid="00158c03" officeooo:paragraph-rsid="00158c03"/>
    </style:style>
    <style:style style:name="P3" style:family="paragraph" style:parent-style-name="Standard">
      <style:paragraph-properties fo:text-align="center" style:justify-single-word="false"/>
      <style:text-properties fo:font-size="16pt" officeooo:rsid="00158c03" officeooo:paragraph-rsid="00158c0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6ed44" officeooo:paragraph-rsid="0016ed44"/>
    </style:style>
    <style:style style:name="P5" style:family="paragraph" style:parent-style-name="Standard">
      <style:paragraph-properties fo:text-align="start" style:justify-single-word="false"/>
      <style:text-properties officeooo:rsid="0018341a" officeooo:paragraph-rsid="0018341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8341a" officeooo:paragraph-rsid="0018341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b1a3f" officeooo:paragraph-rsid="001b1a3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ff5f4" officeooo:paragraph-rsid="001ff5f4"/>
    </style:style>
    <style:style style:name="P9" style:family="paragraph" style:parent-style-name="Table_20_Contents">
      <style:paragraph-properties fo:text-align="center" style:justify-single-word="false"/>
      <style:text-properties officeooo:rsid="00158c03" officeooo:paragraph-rsid="00158c0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18341a" officeooo:paragraph-rsid="0018341a"/>
    </style:style>
    <style:style style:name="P13" style:family="paragraph" style:parent-style-name="Table_20_Contents">
      <style:paragraph-properties fo:text-align="center" style:justify-single-word="false"/>
      <style:text-properties fo:color="#ff3333" officeooo:rsid="001ff5f4" officeooo:paragraph-rsid="001ff5f4"/>
    </style:style>
    <style:style style:name="P14" style:family="paragraph" style:parent-style-name="Table_20_Contents">
      <style:paragraph-properties fo:text-align="center" style:justify-single-word="false"/>
      <style:text-properties officeooo:rsid="00220840" officeooo:paragraph-rsid="00220840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20840" officeooo:paragraph-rsid="0022084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23d6c" officeooo:paragraph-rsid="00223d6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29c4f" officeooo:paragraph-rsid="00229c4f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3d6c" officeooo:paragraph-rsid="00223d6c"/>
    </style:style>
    <style:style style:name="P20" style:family="paragraph" style:parent-style-name="Table_20_Contents">
      <style:paragraph-properties fo:text-align="center" style:justify-single-word="false"/>
      <style:text-properties officeooo:rsid="00223d6c" officeooo:paragraph-rsid="00223d6c"/>
    </style:style>
    <style:style style:name="P21" style:family="paragraph" style:parent-style-name="Table_20_Contents">
      <style:paragraph-properties fo:text-align="center" style:justify-single-word="false"/>
      <style:text-properties officeooo:rsid="00229c4f" officeooo:paragraph-rsid="00229c4f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ff5f4" officeooo:paragraph-rsid="001ff5f4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220840" officeooo:paragraph-rsid="00220840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223d6c" officeooo:paragraph-rsid="00223d6c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18341a" officeooo:paragraph-rsid="0018341a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229c4f" officeooo:paragraph-rsid="00229c4f"/>
    </style:style>
    <style:style style:name="P27" style:family="paragraph" style:parent-style-name="Standard">
      <style:paragraph-properties fo:text-align="start" style:justify-single-word="false"/>
      <style:text-properties fo:font-style="italic" style:text-underline-style="none" officeooo:rsid="00220840" officeooo:paragraph-rsid="00220840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23d6c" officeooo:paragraph-rsid="00223d6c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223d6c" officeooo:paragraph-rsid="00223d6c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223d6c" officeooo:paragraph-rsid="00223d6c"/>
    </style:style>
    <style:style style:name="P31" style:family="paragraph" style:parent-style-name="Standard">
      <style:paragraph-properties fo:text-align="start" style:justify-single-word="false"/>
      <style:text-properties fo:color="#ff3333" style:text-underline-style="none" officeooo:rsid="0023ce1d" officeooo:paragraph-rsid="0023ce1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29c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5199" style:font-weight-asian="bold" style:font-weight-complex="bold"/>
    </style:style>
    <style:style style:name="T7" style:family="text">
      <style:text-properties fo:font-weight="bold" officeooo:rsid="001e4773" style:font-weight-asian="bold" style:font-weight-complex="bold"/>
    </style:style>
    <style:style style:name="T8" style:family="text">
      <style:text-properties fo:font-weight="bold" officeooo:rsid="00203f7a" style:font-weight-asian="bold" style:font-weight-complex="bold"/>
    </style:style>
    <style:style style:name="T9" style:family="text">
      <style:text-properties officeooo:rsid="0018341a"/>
    </style:style>
    <style:style style:name="T10" style:family="text">
      <style:text-properties style:text-underline-style="none"/>
    </style:style>
    <style:style style:name="T11" style:family="text">
      <style:text-properties officeooo:rsid="001e477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3f7a" style:font-weight-asian="normal" style:font-weight-complex="normal"/>
    </style:style>
    <style:style style:name="T14" style:family="text">
      <style:text-properties fo:font-style="italic" fo:font-weight="bold" officeooo:rsid="001e4773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1e477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03f7a" style:font-style-asian="italic" style:font-weight-asian="normal" style:font-style-complex="italic" style:font-weight-complex="normal"/>
    </style:style>
    <style:style style:name="T17" style:family="text">
      <style:text-properties officeooo:rsid="00202f8f"/>
    </style:style>
    <style:style style:name="T18" style:family="text">
      <style:text-properties style:font-name="Liberation Serif1"/>
    </style:style>
    <style:style style:name="T19" style:family="text">
      <style:text-properties officeooo:rsid="00229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SAIS « POT qui PENSE »</text:p>
      <text:p text:style-name="P1"/>
      <text:p text:style-name="P2">1°- <text:span text:style-name="T3">ARROSAGE toutes les heures </text:span>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Heure</text:p>
          </table:table-cell>
          <table:table-cell table:style-name="Table1.A1" office:value-type="string">
            <text:p text:style-name="P9">Tension affichée</text:p>
          </table:table-cell>
          <table:table-cell table:style-name="Table1.A1" office:value-type="string">
            <text:p text:style-name="P9">Tension mesurée</text:p>
          </table:table-cell>
          <table:table-cell table:style-name="Table1.A1" office:value-type="string">
            <text:p text:style-name="P9"><text:span text:style-name="T1">Δ</text:span><text:span text:style-name="T2">=</text:span></text:p>
          </table:table-cell>
          <table:table-cell table:style-name="Table1.E1" office:value-type="string">
            <text:p text:style-name="P9">Observations</text:p>
          </table:table-cell>
        </table:table-row>
        <table:table-row>
          <table:table-cell table:style-name="Table1.A2" office:value-type="string">
            <text:p text:style-name="P9">10h27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11h00</text:p>
          </table:table-cell>
          <table:table-cell table:style-name="Table1.A2" office:value-type="string">
            <text:p text:style-name="P9">4.17v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12h00</text:p>
          </table:table-cell>
          <table:table-cell table:style-name="Table1.A2" office:value-type="string">
            <text:p text:style-name="P9">4.16v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13h00</text:p>
          </table:table-cell>
          <table:table-cell table:style-name="Table1.A2" office:value-type="string">
            <text:p text:style-name="P9">4.25v</text:p>
          </table:table-cell>
          <table:table-cell table:style-name="Table1.A2" office:value-type="string">
            <text:p text:style-name="P9">4.15v</text:p>
          </table:table-cell>
          <table:table-cell table:style-name="Table1.A2" office:value-type="string">
            <text:p text:style-name="P9">0.10v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14h00</text:p>
          </table:table-cell>
          <table:table-cell table:style-name="Table1.A2" office:value-type="string">
            <text:p text:style-name="P9">4.27v</text:p>
          </table:table-cell>
          <table:table-cell table:style-name="Table1.A2" office:value-type="string">
            <text:p text:style-name="P9">4.17v</text:p>
          </table:table-cell>
          <table:table-cell table:style-name="Table1.A2" office:value-type="string">
            <text:p text:style-name="P9">0.10v</text:p>
          </table:table-cell>
          <table:table-cell table:style-name="Table1.E2" office:value-type="string">
            <text:p text:style-name="P9">Exposition plein soleil</text:p>
          </table:table-cell>
        </table:table-row>
        <table:table-row>
          <table:table-cell table:style-name="Table1.A2" office:value-type="string">
            <text:p text:style-name="P9">15h00</text:p>
          </table:table-cell>
          <table:table-cell table:style-name="Table1.A2" office:value-type="string">
            <text:p text:style-name="P9">4.27v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16h00</text:p>
          </table:table-cell>
          <table:table-cell table:style-name="Table1.A2" office:value-type="string">
            <text:p text:style-name="P9">4.20v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17h00</text:p>
          </table:table-cell>
          <table:table-cell table:style-name="Table1.A2" office:value-type="string">
            <text:p text:style-name="P9">4.20v</text:p>
          </table:table-cell>
          <table:table-cell table:style-name="Table1.A2" office:value-type="string">
            <text:p text:style-name="P9">4.10v</text:p>
          </table:table-cell>
          <table:table-cell table:style-name="Table1.A2" office:value-type="string">
            <text:p text:style-name="P9">0.10v</text:p>
          </table:table-cell>
          <table:table-cell table:style-name="Table1.E2" office:value-type="string">
            <text:p text:style-name="P9">Fin de l'exposition plein soleil</text:p>
          </table:table-cell>
        </table:table-row>
        <table:table-row>
          <table:table-cell table:style-name="Table1.A2" office:value-type="string">
            <text:p text:style-name="P9">18h00</text:p>
          </table:table-cell>
          <table:table-cell table:style-name="Table1.A2" office:value-type="string">
            <text:p text:style-name="P9">4.19v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9">Plus de charge – diode rouge éteinte</text:p>
          </table:table-cell>
        </table:table-row>
        <table:table-row>
          <table:table-cell table:style-name="Table1.A2" office:value-type="string">
            <text:p text:style-name="P9">19h00</text:p>
          </table:table-cell>
          <table:table-cell table:style-name="Table1.A2" office:value-type="string">
            <text:p text:style-name="P9">4.18v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20h00</text:p>
          </table:table-cell>
          <table:table-cell table:style-name="Table1.A2" office:value-type="string">
            <text:p text:style-name="P9">4.17v</text:p>
          </table:table-cell>
          <table:table-cell table:style-name="Table1.A2" office:value-type="string">
            <text:p text:style-name="P9">4.09v</text:p>
          </table:table-cell>
          <table:table-cell table:style-name="Table1.A2" office:value-type="string">
            <text:p text:style-name="P9">0.08v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21h00</text:p>
          </table:table-cell>
          <table:table-cell table:style-name="Table1.A2" office:value-type="string">
            <text:p text:style-name="P9">4.16v</text:p>
          </table:table-cell>
          <table:table-cell table:style-name="Table1.A2" office:value-type="string">
            <text:p text:style-name="P9">4.08v</text:p>
          </table:table-cell>
          <table:table-cell table:style-name="Table1.A2" office:value-type="string">
            <text:p text:style-name="P9">0.08v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22h00</text:p>
          </table:table-cell>
          <table:table-cell table:style-name="Table1.A2" office:value-type="string">
            <text:p text:style-name="P9">4.15v</text:p>
          </table:table-cell>
          <table:table-cell table:style-name="Table1.A2" office:value-type="string">
            <text:p text:style-name="P9">4.07v</text:p>
          </table:table-cell>
          <table:table-cell table:style-name="Table1.A2" office:value-type="string">
            <text:p text:style-name="P9">0.08v</text:p>
          </table:table-cell>
          <table:table-cell table:style-name="Table1.E2" office:value-type="string">
            <text:p text:style-name="P13">Pas de mesure d'humidité !!</text:p>
          </table:table-cell>
        </table:table-row>
      </table:table>
      <text:p text:style-name="P2"><text:tab/></text:p>
      <text:p text:style-name="P2"/>
      <text:p text:style-name="P4">Fonctionnement arrosage ttes les heures normal. <text:span text:style-name="T17">( sleeptime=0 dans 'pqp_config.py' )</text:span></text:p>
      <text:p text:style-name="P4">Ordre des opérations :<text:tab/> 1- relais activé 5sec ⇒ arrosage</text:p>
      <text:p text:style-name="P4"><text:tab/><text:tab/><text:tab/> 2- affichage sur Oled – Température puis Tension batteries.</text:p>
      <text:p text:style-name="P4"/>
      <text:p text:style-name="P4">2°- <text:span text:style-name="T3">ESSAIS capteur d' humidité</text:span>. - <text:span text:style-name="T9">hors PQP :</text:span></text:p>
      <text:p text:style-name="P4"/>
      <text:p text:style-name="P4"><text:span text:style-name="T5">Principe</text:span> : Dans un pot sur soucoupe on met du terreau qui a été séché au soleil puis, après avoir enterré le capteur <text:s/>e<text:span text:style-name="T9">t effectué une première mesure, </text:span>on arrose jusqu'à ce que l'eau apparaisse dans la soucoupe ( saturation en eau ).</text:p>
      <text:p text:style-name="P4"/>
      <text:p text:style-name="P4"/>
      <text:p text:style-name="P4"><text:span text:style-name="T9">2-</text:span>1- mesure terreau sec :<text:span text:style-name="T5"> 13.888</text:span></text:p>
      <text:p text:style-name="P4"><text:span text:style-name="T9">2-</text:span>2- mesure terreau saturé en eau :<text:tab/>13h15 ⇒ <text:span text:style-name="T5">7.409</text:span></text:p>
      <text:p text:style-name="P4"><text:tab/><text:tab/><text:tab/><text:tab/><text:tab/>1<text:span text:style-name="T11">4</text:span>h15 ⇒ <text:span text:style-name="T5">7.</text:span><text:span text:style-name="T6">450</text:span></text:p>
      <text:p text:style-name="P4"><text:tab/><text:tab/><text:tab/><text:tab/><text:tab/>1<text:span text:style-name="T11">5</text:span>h15 ⇒ <text:span text:style-name="T7">7.487</text:span><text:span text:style-name="T14"> </text:span><text:span text:style-name="T15">L'eau dans la soucoupe a disparu</text:span></text:p>
      <text:p text:style-name="P4"><text:tab/><text:tab/><text:tab/><text:tab/><text:tab/>1<text:span text:style-name="T11">6</text:span>h15 ⇒ <text:span text:style-name="T8">7.519</text:span><text:span text:style-name="T13"> <text:s text:c="14"/></text:span><text:span text:style-name="T16"><text:s/>- <text:s/>id -</text:span></text:p>
      <text:p text:style-name="P4"/>
      <text:p text:style-name="P5">3°- <text:span text:style-name="T3">ESSAIS capteur humidité – <text:s/>effectués sur le PQP </text:span><text:span text:style-name="T10">: La fonction arrosage est supprimée.</text:span></text:p>
      <text:p text:style-name="P5"/>
      <text:p text:style-name="P6">3-1- Pour réaliser cet essai, la fonction arrosage est supprimée mais il faut savoir qu' auparav<text:span text:style-name="T17">a</text:span>nt il y a eu 8 arrosages du fait de la mise hors et en service de l'ESP.</text:p>
      <text:p text:style-name="P5"/>
      <text:p text:style-name="P6">3-2- Le capteur d'humidité est enterré dans le PQP, pour pouvoir disposer de l'accès wifi à l'ESP, on a réglé le sleeptime à -1 dans 'pqp_config.py'.</text:p>
      <text:p text:style-name="P5"/>
      <text:p text:style-name="P5"/>
      <text:p text:style-name="P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Date</text:p>
          </table:table-cell>
          <table:table-cell table:style-name="Table2.A1" office:value-type="string">
            <text:p text:style-name="P12">Heure</text:p>
          </table:table-cell>
          <table:table-cell table:style-name="Table2.A1" office:value-type="string">
            <text:p text:style-name="P12">Valeur capteur</text:p>
          </table:table-cell>
          <table:table-cell table:style-name="Table2.D1" office:value-type="string">
            <text:p text:style-name="P12">Observations</text:p>
          </table:table-cell>
        </table:table-row>
        <table:table-row>
          <table:table-cell table:style-name="Table2.A2" office:value-type="string">
            <text:p text:style-name="P12">18 Mai</text:p>
          </table:table-cell>
          <table:table-cell table:style-name="Table2.A2" office:value-type="string">
            <text:p text:style-name="P12">20h00</text:p>
          </table:table-cell>
          <table:table-cell table:style-name="Table2.A2" office:value-type="string">
            <text:p text:style-name="P12">8185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19 Mai</text:p>
          </table:table-cell>
          <table:table-cell table:style-name="Table2.A2" office:value-type="string">
            <text:p text:style-name="P12">8h30</text:p>
          </table:table-cell>
          <table:table-cell table:style-name="Table2.A2" office:value-type="string">
            <text:p text:style-name="P12">8285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20 Mai</text:p>
          </table:table-cell>
          <table:table-cell table:style-name="Table2.A2" office:value-type="string">
            <text:p text:style-name="P12">8h30</text:p>
          </table:table-cell>
          <table:table-cell table:style-name="Table2.A2" office:value-type="string">
            <text:p text:style-name="P12">8311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20 Mai</text:p>
          </table:table-cell>
          <table:table-cell table:style-name="Table2.A2" office:value-type="string">
            <text:p text:style-name="P12">19h30</text:p>
          </table:table-cell>
          <table:table-cell table:style-name="Table2.A2" office:value-type="string">
            <text:p text:style-name="P12">8508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21 Mai</text:p>
          </table:table-cell>
          <table:table-cell table:style-name="Table2.A2" office:value-type="string">
            <text:p text:style-name="P12">8h00</text:p>
          </table:table-cell>
          <table:table-cell table:style-name="Table2.A2" office:value-type="string">
            <text:p text:style-name="P12">8555</text:p>
          </table:table-cell>
          <table:table-cell table:style-name="Table2.D2" office:value-type="string">
            <text:p text:style-name="P10"/>
          </table:table-cell>
        </table:table-row>
      </table:table>
      <text:p text:style-name="P6"/>
      <text:p text:style-name="P5"/>
      <text:p text:style-name="P7">REMARQUES :</text:p>
      <text:p text:style-name="P7"/>
      <text:p text:style-name="P8">Il est recommandé d'arroser les plantes le matin et non comme je l'ai fait constamment de 11h00 à 22h00 pour les essais avec une période en plein soleil et derrière une baie vitrée !</text:p>
      <text:p text:style-name="P8"/>
      <text:p text:style-name="P8">La plante a un peu souffert.</text:p>
      <text:p text:style-name="P8"/>
      <text:p text:style-name="P8">Afin de poursuivre les essais plus précis, <text:span text:style-name="T17">i</text:span>l faudrait dans 'pqp_config.py' déclencher par exemple un <text:span text:style-name="T5">arrosage toutes les heures de 6h00 à 9h00</text:span> avec un temps de fonctionnement pompe de <text:span text:style-name="T5">10 sec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<text:soft-page-break/>Le Jeudi 23 Mai</text:p>
      <text:p text:style-name="P27"/>
      <text:p text:style-name="P23">4°- <text:span text:style-name="T3">ARROSAGE toutes les 15 mn</text:span> : </text:p>
      <text:p text:style-name="P23"/>
      <text:p text:style-name="P23">Temps de fonctionnement de la pompe 10 sec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>Tension affichée</text:p>
          </table:table-cell>
          <table:table-cell table:style-name="Table3.A1" office:value-type="string">
            <text:p text:style-name="P14">Tension mesurée</text:p>
          </table:table-cell>
          <table:table-cell table:style-name="Table3.A1" office:value-type="string">
            <text:p text:style-name="P14"><text:span text:style-name="T1">Δ</text:span><text:span text:style-name="T2">=</text:span></text:p>
          </table:table-cell>
          <table:table-cell table:style-name="Table3.A1" office:value-type="string">
            <text:p text:style-name="P14">Capteur humidité</text:p>
          </table:table-cell>
          <table:table-cell table:style-name="Table3.F1" office:value-type="string">
            <text:p text:style-name="P14">Observations</text:p>
          </table:table-cell>
        </table:table-row>
        <table:table-row table:style-name="Table3.2">
          <table:table-cell table:style-name="Table3.A2" office:value-type="string">
            <text:p text:style-name="P14">Départ 19h00</text:p>
          </table:table-cell>
          <table:table-cell table:style-name="Table3.A2" office:value-type="string">
            <text:p text:style-name="P14">4.13 v</text:p>
          </table:table-cell>
          <table:table-cell table:style-name="Table3.A2" office:value-type="string">
            <text:p text:style-name="P14">4.01 v</text:p>
          </table:table-cell>
          <table:table-cell table:style-name="Table3.A2" office:value-type="string">
            <text:p text:style-name="P14">0.12</text:p>
          </table:table-cell>
          <table:table-cell table:style-name="Table3.A2" office:value-type="string">
            <text:p text:style-name="P16">10 025</text:p>
          </table:table-cell>
          <table:table-cell table:style-name="Table3.F2" office:value-type="string">
            <text:p text:style-name="P14">5 fonctionnement de pompe</text:p>
          </table:table-cell>
        </table:table-row>
        <table:table-row table:style-name="Table3.3">
          <table:table-cell table:style-name="Table3.A2" office:value-type="string">
            <text:p text:style-name="P14">Fin 20h00</text:p>
            <text:p text:style-name="P14"/>
          </table:table-cell>
          <table:table-cell table:style-name="Table3.A2" office:value-type="string">
            <text:p text:style-name="P14">4.12 v</text:p>
          </table:table-cell>
          <table:table-cell table:style-name="Table3.A2" office:value-type="string">
            <text:p text:style-name="P14">4.0 v</text:p>
          </table:table-cell>
          <table:table-cell table:style-name="Table3.A2" office:value-type="string">
            <text:p text:style-name="P14">0.12</text:p>
          </table:table-cell>
          <table:table-cell table:style-name="Table3.A2" office:value-type="string">
            <text:p text:style-name="P16">9 439</text:p>
          </table:table-cell>
          <table:table-cell table:style-name="Table3.F2" office:value-type="string">
            <text:p text:style-name="P14">500ml d'eau en 1 heure</text:p>
            <text:p text:style-name="P14"/>
          </table:table-cell>
        </table:table-row>
      </table:table>
      <text:p text:style-name="P23"/>
      <text:p text:style-name="P24">10 sec ⇒ ~ 100 ml d'eau</text:p>
      <text:p text:style-name="P23"/>
      <text:p text:style-name="P28">Le Vendredi 24 Mai</text:p>
      <text:p text:style-name="P23"/>
      <text:p text:style-name="P23">5°- ARROSAGE toutes les 15mn :</text:p>
      <text:p text:style-name="P23"/>
      <text:p text:style-name="P23">Temps de fonctionnement de la pompe 5 sec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0">Tension affichée</text:p>
          </table:table-cell>
          <table:table-cell table:style-name="Table4.A1" office:value-type="string">
            <text:p text:style-name="P20">Tension mesurée</text:p>
          </table:table-cell>
          <table:table-cell table:style-name="Table4.A1" office:value-type="string">
            <text:p text:style-name="P20"><text:span text:style-name="T1">Δ</text:span><text:span text:style-name="T2">=</text:span></text:p>
          </table:table-cell>
          <table:table-cell table:style-name="Table4.E1" office:value-type="string">
            <text:p text:style-name="P19"><text:s text:c="2"/>Capteur <text:s text:c="18"/>Observations</text:p>
            <text:p text:style-name="P19"><text:s text:c="2"/>humidité</text:p>
          </table:table-cell>
        </table:table-row>
        <table:table-row table:style-name="Table4.2">
          <table:table-cell table:style-name="Table4.A2" office:value-type="string">
            <text:p text:style-name="P20">Départ 18h40</text:p>
          </table:table-cell>
          <table:table-cell table:style-name="Table4.A2" office:value-type="string">
            <text:p text:style-name="P20">4.13 v</text:p>
          </table:table-cell>
          <table:table-cell table:style-name="Table4.A2" office:value-type="string">
            <text:p text:style-name="P20">4.04 v</text:p>
          </table:table-cell>
          <table:table-cell table:style-name="Table4.A2" office:value-type="string">
            <text:p text:style-name="P20">0.09</text:p>
          </table:table-cell>
          <table:table-cell table:style-name="Table4.E2" office:value-type="string">
            <text:p text:style-name="P17"><text:s text:c="6"/>9 076 <text:s text:c="13"/><text:span text:style-name="T12">17 fonctionnement de</text:span></text:p>
            <text:p text:style-name="P17"><text:span text:style-name="T12"><text:s text:c="38"/>pompe</text:span></text:p>
          </table:table-cell>
        </table:table-row>
        <table:table-row table:style-name="Table4.3">
          <table:table-cell table:style-name="Table4.A2" office:value-type="string">
            <text:p text:style-name="P20">Fin 22h40</text:p>
          </table:table-cell>
          <table:table-cell table:style-name="Table4.A2" office:value-type="string">
            <text:p text:style-name="P20">4.10 v</text:p>
          </table:table-cell>
          <table:table-cell table:style-name="Table4.A2" office:value-type="string">
            <text:p text:style-name="P20">4.02 v</text:p>
          </table:table-cell>
          <table:table-cell table:style-name="Table4.A2" office:value-type="string">
            <text:p text:style-name="P20">0.08</text:p>
          </table:table-cell>
          <table:table-cell table:style-name="Table4.E2" office:value-type="string">
            <text:p text:style-name="P17"><text:s text:c="6"/>8 199 <text:s text:c="11"/><text:span text:style-name="T12"><text:s/>850 ml d'eau en 4 heures</text:span></text:p>
          </table:table-cell>
        </table:table-row>
        <table:table-row table:style-name="Table4.4"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E2" office:value-type="string">
            <text:p text:style-name="P17"/>
          </table:table-cell>
        </table:table-row>
      </table:table>
      <text:p text:style-name="P23"/>
      <text:p text:style-name="P30">5 sec ⇒ ~ 50 ml d'eau</text:p>
      <text:p text:style-name="P30"/>
      <text:p text:style-name="P29">Le Samedi 25 Mai</text:p>
      <text:p text:style-name="P6"/>
      <text:p text:style-name="P24"><text:span text:style-name="T3">6°- ARROSAGE </text:span><text:span text:style-name="T4">toutes les 30 mn</text:span><text:span text:style-name="T19"> :</text:span></text:p>
      <text:p text:style-name="P24"/>
      <text:p text:style-name="P26">Temps de fonctionnement de la pompe 5 sec</text:p>
      <text:p text:style-name="P26"/>
      <text:p text:style-name="P31">Le capteur a été enfoncé plus profondément dans la terre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Tension affichée</text:p>
          </table:table-cell>
          <table:table-cell table:style-name="Table5.A1" office:value-type="string">
            <text:p text:style-name="P21">Tension mesurée</text:p>
          </table:table-cell>
          <table:table-cell table:style-name="Table5.A1" office:value-type="string">
            <text:p text:style-name="P21"><text:span text:style-name="T1">Δ</text:span><text:span text:style-name="T2">=</text:span></text:p>
          </table:table-cell>
          <table:table-cell table:style-name="Table5.A1" office:value-type="string">
            <text:p text:style-name="P21">Capteur humidité</text:p>
          </table:table-cell>
          <table:table-cell table:style-name="Table5.F1" office:value-type="string">
            <text:p text:style-name="P21">Observations</text:p>
          </table:table-cell>
        </table:table-row>
        <table:table-row>
          <table:table-cell table:style-name="Table5.A2" office:value-type="string">
            <text:p text:style-name="P21">Départ 8h30</text:p>
          </table:table-cell>
          <table:table-cell table:style-name="Table5.A2" office:value-type="string">
            <text:p text:style-name="P21">4.09 v</text:p>
          </table:table-cell>
          <table:table-cell table:style-name="Table5.A2" office:value-type="string">
            <text:p text:style-name="P21">3.97 v</text:p>
          </table:table-cell>
          <table:table-cell table:style-name="Table5.A2" office:value-type="string">
            <text:p text:style-name="P21">0.12</text:p>
          </table:table-cell>
          <table:table-cell table:style-name="Table5.A2" office:value-type="string">
            <text:p text:style-name="P18">8 099</text:p>
          </table:table-cell>
          <table:table-cell table:style-name="Table5.F2" office:value-type="string">
            <text:p text:style-name="P21">13 fonctionnement de pompe</text:p>
          </table:table-cell>
        </table:table-row>
        <table:table-row>
          <table:table-cell table:style-name="Table5.A2" office:value-type="string">
            <text:p text:style-name="P21">Fin</text:p>
            <text:p text:style-name="P21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F2" office:value-type="string">
            <text:p text:style-name="P10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5-22T13:17:32.118648370</meta:creation-date>
    <dc:date>2019-05-25T15:18:24.881826745</dc:date>
    <dc:creator>papy56 </dc:creator>
    <meta:editing-duration>PT43M35S</meta:editing-duration>
    <meta:editing-cycles>6</meta:editing-cycles>
    <meta:generator>LibreOffice/4.2.8.2$Linux_X86_64 LibreOffice_project/420m0$Build-2</meta:generator>
    <meta:document-statistic meta:table-count="5" meta:image-count="0" meta:object-count="0" meta:page-count="3" meta:paragraph-count="142" meta:word-count="535" meta:character-count="2938" meta:non-whitespace-character-count="2404"/>
  </office:meta>
</office:document-meta>
</file>